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_28_Rounded_29_" svg:stroke-width="0.035cm" svg:stroke-color="#000000" draw:marker-start-width="0.253cm" draw:marker-end-width="0.253cm" draw:stroke-linejoin="round" svg:stroke-linecap="round" draw:fill="solid" draw:fill-color="#afeeee" loext:fill-use-slide-background="false" draw:opacity="45%" draw:textarea-horizontal-align="justify" draw:textarea-vertical-align="bottom" draw:auto-grow-height="false" fo:min-height="4.111cm" fo:min-width="6.132cm" fo:padding-top="0.143cm" fo:padding-bottom="0.143cm" fo:padding-left="0.268cm" fo:padding-right="0.268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stroke-linejoin="round" draw:fill="solid" draw:fill-color="#ffffff" loext:fill-use-slide-background="false" draw:textarea-horizontal-align="justify" draw:textarea-vertical-align="middle" draw:auto-grow-height="false" fo:min-height="2.144cm" fo:min-width="4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draw:stroke-dash="Dash_20__28_Rounded_29_" svg:stroke-width="0.035cm" svg:stroke-color="#000000" draw:marker-start-width="0.253cm" draw:marker-end-width="0.253cm" draw:stroke-linejoin="round" svg:stroke-linecap="round" draw:fill="solid" draw:fill-color="#eee8aa" loext:fill-use-slide-background="false" draw:opacity="45%" draw:textarea-horizontal-align="justify" draw:textarea-vertical-align="bottom" draw:auto-grow-height="false" fo:min-height="3.533cm" fo:min-width="25.535cm" fo:padding-top="0.143cm" fo:padding-bottom="0.143cm" fo:padding-left="0.268cm" fo:padding-right="0.268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stroke-linejoin="round" draw:fill="solid" draw:fill-color="#ffffff" loext:fill-use-slide-background="false" draw:textarea-horizontal-align="justify" draw:textarea-vertical-align="middle" draw:auto-grow-height="false" fo:min-height="2.144cm" fo:min-width="3.99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000000" draw:marker-start="Arrowheads_20_2" draw:marker-start-width="0.539cm" draw:marker-end="Arrowheads_20_3" draw:marker-end-width="0.539cm" draw:textarea-vertical-align="middle" fo:padding-top="0.205cm" fo:padding-bottom="0.205cm" fo:padding-left="0.33cm" fo:padding-right="0.3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948cm" loext:decorative="false"/>
      <style:paragraph-properties style:writing-mode="lr-tb"/>
    </style:style>
    <style:style style:name="gr7" style:family="graphic" style:parent-style-name="standard">
      <style:graphic-properties draw:stroke="solid" draw:stroke-dash="Dash_20__28_Rounded_29_" svg:stroke-width="0.035cm" svg:stroke-color="#000000" draw:marker-start-width="0.253cm" draw:marker-end-width="0.253cm" draw:stroke-linejoin="round" svg:stroke-linecap="round" draw:fill="solid" draw:fill-color="#98fb98" loext:fill-use-slide-background="false" draw:opacity="45%" draw:textarea-horizontal-align="justify" draw:textarea-vertical-align="bottom" draw:auto-grow-height="false" fo:min-height="4.111cm" fo:min-width="6.132cm" fo:padding-top="0.143cm" fo:padding-bottom="0.143cm" fo:padding-left="0.268cm" fo:padding-right="0.268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draw:stroke-dash="Dash_20__28_Rounded_29_" svg:stroke-width="0.035cm" svg:stroke-color="#000000" draw:marker-start-width="0.253cm" draw:marker-end-width="0.253cm" draw:stroke-linejoin="round" svg:stroke-linecap="round" draw:fill="solid" draw:fill-color="#ffb6c1" loext:fill-use-slide-background="false" draw:opacity="45%" draw:textarea-horizontal-align="justify" draw:textarea-vertical-align="bottom" draw:auto-grow-height="false" fo:min-height="6.961cm" fo:min-width="11.036cm" fo:padding-top="0.143cm" fo:padding-bottom="0.143cm" fo:padding-left="0.268cm" fo:padding-right="0.268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59cm" svg:stroke-color="#000000" draw:marker-start="Arrowheads_20_6" draw:marker-start-width="0.538cm" draw:marker-end-width="0.438cm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afeeee" draw:opacity="45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eee8aa" draw:opacity="45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8" style:family="paragraph">
      <loext:graphic-properties draw:fill="solid" draw:fill-color="#98fb98" draw:opacity="45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b6c1" draw:opacity="45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Liberation Sans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size-complex="2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8cm" svg:height="4.397cm" svg:x="21.015cm" svg:y="8.336cm">
          <text:p text:style-name="P1"><text:span text:style-name="T1">Gor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2.5cm" svg:x="21.849cm" svg:y="9.045cm">
          <text:p text:style-name="P1"><text:span text:style-name="T1">Off-chain compiler</text:span></text:p>
          <text:p text:style-name="P1"><text:span text:style-name="T2">Clang as CGI scrip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6.071cm" svg:height="3.819cm" svg:x="1.874cm" svg:y="2.536cm">
          <text:p text:style-name="P1"><text:span text:style-name="T1">Web ap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96cm" svg:height="2.5cm" svg:x="12.602cm" svg:y="3.045cm">
          <text:p text:style-name="P1"><text:span text:style-name="T1">Wallet integration</text:span></text:p>
          <text:p text:style-name="P1"><text:span text:style-name="T2">EIP-6963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0.12cm" svg:y1="5.531cm" svg:x2="25.412cm" svg:y2="9cm">
          <text:p/>
        </draw:line>
        <draw:frame draw:style-name="gr6" draw:text-style-name="P7" draw:layer="layout" svg:width="17.448cm" svg:height="1.195cm" svg:x="5.97cm" svg:y="1.025cm">
          <draw:text-box>
            <text:p text:style-name="P6"><text:span text:style-name="T3"><text:s/></text:span><text:span text:style-name="T4">App-specific oracle implementation tasks</text:span></text:p>
          </draw:text-box>
        </draw:frame>
        <draw:custom-shape draw:style-name="gr4" draw:text-style-name="P3" draw:layer="layout" svg:width="4.596cm" svg:height="2.5cm" svg:x="7.501cm" svg:y="3.045cm">
          <text:p text:style-name="P1"><text:span text:style-name="T1">EVM client</text:span></text:p>
          <text:p text:style-name="P1"><text:span text:style-name="T2">Execute EVM transa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96cm" svg:height="2.5cm" svg:x="2.4cm" svg:y="3.045cm">
          <text:p text:style-name="P1"><text:span text:style-name="T1">Control panel</text:span></text:p>
          <text:p text:style-name="P1"><text:span text:style-name="T2">Deploy/update orac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96cm" svg:height="2.5cm" svg:x="22.804cm" svg:y="3.045cm">
          <text:p text:style-name="P1"><text:span text:style-name="T1">Mini-explorer</text:span></text:p>
          <text:p text:style-name="P1"><text:span text:style-name="T2">List/view past reques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96cm" svg:height="2.5cm" svg:x="17.703cm" svg:y="3.045cm">
          <text:p text:style-name="P1"><text:span text:style-name="T1">Off-chain tester</text:span></text:p>
          <text:p text:style-name="P1"><text:span text:style-name="T2">Try compiled code in brows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668cm" svg:height="4.397cm" svg:x="13.715cm" svg:y="8.336cm">
          <text:p text:style-name="P1"><text:span text:style-name="T1">Node Runn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1.572cm" svg:height="7.247cm" svg:x="1.396cm" svg:y="7.336cm">
          <text:p text:style-name="P1"><text:span text:style-name="T1">Smart contr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5cm" svg:height="2.5cm" svg:x="14.568cm" svg:y="9.145cm">
          <text:p text:style-name="P5"><text:span text:style-name="T1">Smart contract API updates</text:span><text:span text:style-name="T5"><text:line-break/></text:span><text:span text:style-name="T5">Support new request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5cm" svg:height="2.5cm" svg:x="1.868cm" svg:y="10.895cm">
          <text:p text:style-name="P5"><text:span text:style-name="T1">Executor factory</text:span><text:span text:style-name="T5"><text:line-break/></text:span><text:span text:style-name="T5">Deploy executor contr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5cm" svg:height="2.5cm" svg:x="7.368cm" svg:y="10.895cm">
          <text:p text:style-name="P5"><text:span text:style-name="T1">Executor contract</text:span><text:span text:style-name="T5"><text:line-break/></text:span><text:span text:style-name="T5">Execute requ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5cm" svg:height="2.5cm" svg:x="1.868cm" svg:y="7.795cm">
          <text:p text:style-name="P5"><text:span text:style-name="T1">App-specific factory</text:span><text:span text:style-name="T5"><text:line-break/></text:span><text:span text:style-name="T5">Deploy app-specific contr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5cm" svg:height="2.5cm" svg:x="7.368cm" svg:y="7.795cm">
          <text:p text:style-name="P5"><text:span text:style-name="T1">App-specific contract</text:span><text:span text:style-name="T5"><text:line-break/></text:span><text:span text:style-name="T5">Prepare/forward requ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4.226cm" svg:y1="7.76cm" svg:x2="4.982cm" svg:y2="5.57cm">
          <text:p/>
        </draw:line>
        <draw:line draw:style-name="gr9" draw:text-style-name="P5" draw:layer="layout" svg:x1="12.328cm" svg:y1="8.128cm" svg:x2="24.811cm" svg:y2="5.531cm">
          <text:p/>
        </draw:line>
        <draw:line draw:style-name="gr9" draw:text-style-name="P5" draw:layer="layout" svg:x1="9.885cm" svg:y1="7.779cm" svg:x2="4.983cm" svg:y2="5.53cm">
          <text:p/>
        </draw:line>
        <draw:line draw:style-name="gr5" draw:text-style-name="P5" draw:layer="layout" svg:x1="12.308cm" svg:y1="11.966cm" svg:x2="14.596cm" svg:y2="10.29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Triangl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1:15:58.481617309</meta:creation-date>
    <dc:date>2025-01-20T16:22:37.070633377</dc:date>
    <meta:editing-duration>P1DT12H28M55S</meta:editing-duration>
    <meta:editing-cycles>43</meta:editing-cycles>
    <meta:generator>LibreOffice/7.6.4.1$Linux_X86_64 LibreOffice_project/60$Build-1</meta:generator>
    <meta:document-statistic meta:object-count="21"/>
  </office:meta>
</office:document-meta>
</file>